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8/content.xml" manifest:media-type="text/xml"/>
  <manifest:file-entry manifest:full-path="Object 8/settings.xml" manifest:media-type="text/xml"/>
  <manifest:file-entry manifest:full-path="Object 8/" manifest:version="1.3" manifest:media-type="application/vnd.oasis.opendocument.formula"/>
  <manifest:file-entry manifest:full-path="Object 16/settings.xml" manifest:media-type="text/xml"/>
  <manifest:file-entry manifest:full-path="Object 16/content.xml" manifest:media-type="text/xml"/>
  <manifest:file-entry manifest:full-path="Object 16/Configurations2/" manifest:media-type="application/vnd.sun.xml.ui.configuration"/>
  <manifest:file-entry manifest:full-path="Object 16/" manifest:version="1.3" manifest:media-type="application/vnd.oasis.opendocument.formula"/>
  <manifest:file-entry manifest:full-path="Object 24/settings.xml" manifest:media-type="text/xml"/>
  <manifest:file-entry manifest:full-path="Object 24/content.xml" manifest:media-type="text/xml"/>
  <manifest:file-entry manifest:full-path="Object 24/" manifest:version="1.3" manifest:media-type="application/vnd.oasis.opendocument.formula"/>
  <manifest:file-entry manifest:full-path="Object 15/settings.xml" manifest:media-type="text/xml"/>
  <manifest:file-entry manifest:full-path="Object 15/content.xml" manifest:media-type="text/xml"/>
  <manifest:file-entry manifest:full-path="Object 15/Configurations2/" manifest:media-type="application/vnd.sun.xml.ui.configuration"/>
  <manifest:file-entry manifest:full-path="Object 15/" manifest:version="1.3" manifest:media-type="application/vnd.oasis.opendocument.formula"/>
  <manifest:file-entry manifest:full-path="Object 23/content.xml" manifest:media-type="text/xml"/>
  <manifest:file-entry manifest:full-path="Object 23/Configurations2/" manifest:media-type="application/vnd.sun.xml.ui.configuration"/>
  <manifest:file-entry manifest:full-path="Object 23/settings.xml" manifest:media-type="text/xml"/>
  <manifest:file-entry manifest:full-path="Object 23/" manifest:version="1.3" manifest:media-type="application/vnd.oasis.opendocument.formula"/>
  <manifest:file-entry manifest:full-path="Object 10/settings.xml" manifest:media-type="text/xml"/>
  <manifest:file-entry manifest:full-path="Object 10/content.xml" manifest:media-type="text/xml"/>
  <manifest:file-entry manifest:full-path="Object 10/" manifest:version="1.3" manifest:media-type="application/vnd.oasis.opendocument.formula"/>
  <manifest:file-entry manifest:full-path="Object 18/settings.xml" manifest:media-type="text/xml"/>
  <manifest:file-entry manifest:full-path="Object 18/content.xml" manifest:media-type="text/xml"/>
  <manifest:file-entry manifest:full-path="Object 18/" manifest:version="1.3" manifest:media-type="application/vnd.oasis.opendocument.formula"/>
  <manifest:file-entry manifest:full-path="Object 26/settings.xml" manifest:media-type="text/xml"/>
  <manifest:file-entry manifest:full-path="Object 26/content.xml" manifest:media-type="text/xml"/>
  <manifest:file-entry manifest:full-path="Object 26/" manifest:version="1.3" manifest:media-type="application/vnd.oasis.opendocument.formula"/>
  <manifest:file-entry manifest:full-path="Object 25/content.xml" manifest:media-type="text/xml"/>
  <manifest:file-entry manifest:full-path="Object 25/settings.xml" manifest:media-type="text/xml"/>
  <manifest:file-entry manifest:full-path="Object 25/" manifest:version="1.3" manifest:media-type="application/vnd.oasis.opendocument.formula"/>
  <manifest:file-entry manifest:full-path="Object 17/settings.xml" manifest:media-type="text/xml"/>
  <manifest:file-entry manifest:full-path="Object 17/content.xml" manifest:media-type="text/xml"/>
  <manifest:file-entry manifest:full-path="Object 17/" manifest:version="1.3" manifest:media-type="application/vnd.oasis.opendocument.formula"/>
  <manifest:file-entry manifest:full-path="Object 21/settings.xml" manifest:media-type="text/xml"/>
  <manifest:file-entry manifest:full-path="Object 21/Configurations2/" manifest:media-type="application/vnd.sun.xml.ui.configuration"/>
  <manifest:file-entry manifest:full-path="Object 21/content.xml" manifest:media-type="text/xml"/>
  <manifest:file-entry manifest:full-path="Object 21/" manifest:version="1.3" manifest:media-type="application/vnd.oasis.opendocument.formula"/>
  <manifest:file-entry manifest:full-path="Object 13/settings.xml" manifest:media-type="text/xml"/>
  <manifest:file-entry manifest:full-path="Object 13/content.xml" manifest:media-type="text/xml"/>
  <manifest:file-entry manifest:full-path="Object 13/" manifest:version="1.3" manifest:media-type="application/vnd.oasis.opendocument.formula"/>
  <manifest:file-entry manifest:full-path="Object 20/content.xml" manifest:media-type="text/xml"/>
  <manifest:file-entry manifest:full-path="Object 20/settings.xml" manifest:media-type="text/xml"/>
  <manifest:file-entry manifest:full-path="Object 20/" manifest:version="1.3" manifest:media-type="application/vnd.oasis.opendocument.formula"/>
  <manifest:file-entry manifest:full-path="Object 12/content.xml" manifest:media-type="text/xml"/>
  <manifest:file-entry manifest:full-path="Object 12/settings.xml" manifest:media-type="text/xml"/>
  <manifest:file-entry manifest:full-path="Object 12/" manifest:version="1.3" manifest:media-type="application/vnd.oasis.opendocument.formula"/>
  <manifest:file-entry manifest:full-path="Configurations2/" manifest:media-type="application/vnd.sun.xml.ui.configuration"/>
  <manifest:file-entry manifest:full-path="manifest.rdf" manifest:media-type="application/rdf+xml"/>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3" manifest:media-type="application/vnd.oasis.opendocument.formula"/>
  <manifest:file-entry manifest:full-path="meta.xml" manifest:media-type="text/xml"/>
  <manifest:file-entry manifest:full-path="Thumbnails/thumbnail.png" manifest:media-type="image/png"/>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styles.xml" manifest:media-type="text/xml"/>
  <manifest:file-entry manifest:full-path="content.xml" manifest:media-type="text/xml"/>
  <manifest:file-entry manifest:full-path="Object 19/settings.xml" manifest:media-type="text/xml"/>
  <manifest:file-entry manifest:full-path="Object 19/content.xml" manifest:media-type="text/xml"/>
  <manifest:file-entry manifest:full-path="Object 19/" manifest:version="1.3" manifest:media-type="application/vnd.oasis.opendocument.formula"/>
  <manifest:file-entry manifest:full-path="Object 27/Configurations2/" manifest:media-type="application/vnd.sun.xml.ui.configuration"/>
  <manifest:file-entry manifest:full-path="Object 27/content.xml" manifest:media-type="text/xml"/>
  <manifest:file-entry manifest:full-path="Object 27/settings.xml" manifest:media-type="text/xml"/>
  <manifest:file-entry manifest:full-path="Object 27/" manifest:version="1.3" manifest:media-type="application/vnd.oasis.opendocument.formula"/>
  <manifest:file-entry manifest:full-path="Object 28/settings.xml" manifest:media-type="text/xml"/>
  <manifest:file-entry manifest:full-path="Object 28/content.xml" manifest:media-type="text/xml"/>
  <manifest:file-entry manifest:full-path="Object 28/" manifest:version="1.3" manifest:media-type="application/vnd.oasis.opendocument.formula"/>
  <manifest:file-entry manifest:full-path="Object 29/content.xml" manifest:media-type="text/xml"/>
  <manifest:file-entry manifest:full-path="Object 29/settings.xml" manifest:media-type="text/xml"/>
  <manifest:file-entry manifest:full-path="Object 29/" manifest:version="1.3" manifest:media-type="application/vnd.oasis.opendocument.formula"/>
  <manifest:file-entry manifest:full-path="ObjectReplacements/Object 12" manifest:media-type="application/x-openoffice-gdimetafile;windows_formatname=&quot;GDIMetaFile&quot;"/>
  <manifest:file-entry manifest:full-path="ObjectReplacements/Object 20" manifest:media-type=""/>
  <manifest:file-entry manifest:full-path="ObjectReplacements/Object 13"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7" manifest:media-type=""/>
  <manifest:file-entry manifest:full-path="ObjectReplacements/Object 25" manifest:media-type="application/x-openoffice-gdimetafile;windows_formatname=&quot;GDIMetaFile&quot;"/>
  <manifest:file-entry manifest:full-path="ObjectReplacements/Object 18" manifest:media-type=""/>
  <manifest:file-entry manifest:full-path="ObjectReplacements/Object 26" manifest:media-type="application/x-openoffice-gdimetafile;windows_formatname=&quot;GDIMetaFile&quot;"/>
  <manifest:file-entry manifest:full-path="ObjectReplacements/Object 19" manifest:media-type=""/>
  <manifest:file-entry manifest:full-path="ObjectReplacements/Object 27"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22" manifest:media-type="application/x-openoffice-gdimetafile;windows_formatname=&quot;GDIMetaFile&quot;"/>
  <manifest:file-entry manifest:full-path="Object 11/settings.xml" manifest:media-type="text/xml"/>
  <manifest:file-entry manifest:full-path="Object 11/content.xml" manifest:media-type="text/xml"/>
  <manifest:file-entry manifest:full-path="Object 11/" manifest:version="1.3" manifest:media-type="application/vnd.oasis.opendocument.formula"/>
  <manifest:file-entry manifest:full-path="Object 22/Configurations2/" manifest:media-type="application/vnd.sun.xml.ui.configuration"/>
  <manifest:file-entry manifest:full-path="Object 22/content.xml" manifest:media-type="text/xml"/>
  <manifest:file-entry manifest:full-path="Object 22/settings.xml" manifest:media-type="text/xml"/>
  <manifest:file-entry manifest:full-path="Object 22/" manifest:version="1.3" manifest:media-type="application/vnd.oasis.opendocument.formula"/>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3" manifest:media-type="application/vnd.oasis.opendocument.formula"/>
  <manifest:file-entry manifest:full-path="settings.xml" manifest:media-type="text/xml"/>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4/settings.xml" manifest:media-type="text/xml"/>
  <manifest:file-entry manifest:full-path="Object 4/content.xml" manifest:media-type="text/xml"/>
  <manifest:file-entry manifest:full-path="Object 4/" manifest:version="1.3" manifest:media-type="application/vnd.oasis.opendocument.formula"/>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577c7" officeooo:paragraph-rsid="001577c7"/>
    </style:style>
    <style:style style:name="P2" style:family="paragraph" style:parent-style-name="Standard">
      <style:text-properties officeooo:rsid="001577c7" officeooo:paragraph-rsid="00627749"/>
    </style:style>
    <style:style style:name="P3" style:family="paragraph" style:parent-style-name="Standard">
      <style:text-properties officeooo:rsid="00182a65" officeooo:paragraph-rsid="00182a65"/>
    </style:style>
    <style:style style:name="P4" style:family="paragraph" style:parent-style-name="Standard">
      <style:text-properties officeooo:rsid="00191353" officeooo:paragraph-rsid="00191353"/>
    </style:style>
    <style:style style:name="P5" style:family="paragraph" style:parent-style-name="Standard">
      <style:text-properties officeooo:rsid="001af02b" officeooo:paragraph-rsid="001af02b"/>
    </style:style>
    <style:style style:name="P6" style:family="paragraph" style:parent-style-name="Standard">
      <style:text-properties officeooo:rsid="0022c693" officeooo:paragraph-rsid="0022c693"/>
    </style:style>
    <style:style style:name="P7" style:family="paragraph" style:parent-style-name="Standard">
      <style:text-properties officeooo:rsid="0023c36f" officeooo:paragraph-rsid="0023c36f"/>
    </style:style>
    <style:style style:name="P8" style:family="paragraph" style:parent-style-name="Standard">
      <style:text-properties officeooo:rsid="00244943" officeooo:paragraph-rsid="00244943"/>
    </style:style>
    <style:style style:name="P9" style:family="paragraph" style:parent-style-name="Standard">
      <style:text-properties officeooo:rsid="0024edc9" officeooo:paragraph-rsid="0024edc9"/>
    </style:style>
    <style:style style:name="P10" style:family="paragraph" style:parent-style-name="Standard">
      <style:text-properties officeooo:rsid="0025078e" officeooo:paragraph-rsid="0025078e"/>
    </style:style>
    <style:style style:name="P11" style:family="paragraph" style:parent-style-name="Standard">
      <style:text-properties officeooo:rsid="0028f3fb" officeooo:paragraph-rsid="0028f3fb"/>
    </style:style>
    <style:style style:name="P12" style:family="paragraph" style:parent-style-name="Standard">
      <style:text-properties officeooo:rsid="002a82e1" officeooo:paragraph-rsid="002a82e1"/>
    </style:style>
    <style:style style:name="P13" style:family="paragraph" style:parent-style-name="Standard">
      <style:text-properties officeooo:rsid="002debb5" officeooo:paragraph-rsid="002debb5"/>
    </style:style>
    <style:style style:name="P14" style:family="paragraph" style:parent-style-name="Standard">
      <style:text-properties officeooo:rsid="002f2f62" officeooo:paragraph-rsid="002f2f62"/>
    </style:style>
    <style:style style:name="P15" style:family="paragraph" style:parent-style-name="Standard">
      <style:text-properties officeooo:rsid="002da73b" officeooo:paragraph-rsid="002da73b"/>
    </style:style>
    <style:style style:name="P16" style:family="paragraph" style:parent-style-name="Standard">
      <style:text-properties officeooo:rsid="00301e63" officeooo:paragraph-rsid="00301e63"/>
    </style:style>
    <style:style style:name="P17" style:family="paragraph" style:parent-style-name="Standard">
      <style:text-properties officeooo:rsid="0035c986" officeooo:paragraph-rsid="0035c986"/>
    </style:style>
    <style:style style:name="P18" style:family="paragraph" style:parent-style-name="Standard">
      <style:text-properties officeooo:rsid="003e8743" officeooo:paragraph-rsid="003e8743"/>
    </style:style>
    <style:style style:name="P19" style:family="paragraph" style:parent-style-name="Standard">
      <style:text-properties officeooo:rsid="004251f3" officeooo:paragraph-rsid="004251f3"/>
    </style:style>
    <style:style style:name="P20" style:family="paragraph" style:parent-style-name="Standard">
      <style:text-properties officeooo:rsid="0043eafc" officeooo:paragraph-rsid="0043eafc"/>
    </style:style>
    <style:style style:name="P21" style:family="paragraph" style:parent-style-name="Standard">
      <style:text-properties officeooo:rsid="00273067" officeooo:paragraph-rsid="00261acd"/>
    </style:style>
    <style:style style:name="P22" style:family="paragraph" style:parent-style-name="Standard">
      <style:text-properties officeooo:rsid="000fb165" officeooo:paragraph-rsid="0047ab74"/>
    </style:style>
    <style:style style:name="P23" style:family="paragraph" style:parent-style-name="Standard">
      <style:text-properties officeooo:rsid="0011fee0" officeooo:paragraph-rsid="0047ab74"/>
    </style:style>
    <style:style style:name="P24" style:family="paragraph" style:parent-style-name="Standard">
      <style:text-properties officeooo:rsid="004b2580" officeooo:paragraph-rsid="004b2580"/>
    </style:style>
    <style:style style:name="P25" style:family="paragraph" style:parent-style-name="Standard">
      <style:text-properties officeooo:rsid="004eab3b" officeooo:paragraph-rsid="004eab3b"/>
    </style:style>
    <style:style style:name="P26" style:family="paragraph" style:parent-style-name="Standard">
      <style:text-properties officeooo:rsid="00544f61" officeooo:paragraph-rsid="00544f61"/>
    </style:style>
    <style:style style:name="P27" style:family="paragraph" style:parent-style-name="Standard">
      <style:text-properties officeooo:rsid="0055e070" officeooo:paragraph-rsid="0055e070"/>
    </style:style>
    <style:style style:name="P28" style:family="paragraph" style:parent-style-name="Standard">
      <style:text-properties officeooo:rsid="00596001" officeooo:paragraph-rsid="00596001"/>
    </style:style>
    <style:style style:name="P29" style:family="paragraph" style:parent-style-name="Standard">
      <style:text-properties officeooo:rsid="005b448c" officeooo:paragraph-rsid="005b448c"/>
    </style:style>
    <style:style style:name="P30" style:family="paragraph" style:parent-style-name="Standard">
      <style:text-properties officeooo:rsid="005c1f00" officeooo:paragraph-rsid="005c1f00"/>
    </style:style>
    <style:style style:name="P31" style:family="paragraph" style:parent-style-name="Standard">
      <style:text-properties officeooo:rsid="00470eb4" officeooo:paragraph-rsid="00470eb4"/>
    </style:style>
    <style:style style:name="P32" style:family="paragraph" style:parent-style-name="Standard">
      <style:text-properties officeooo:rsid="005ee0b6" officeooo:paragraph-rsid="005ee0b6"/>
    </style:style>
    <style:style style:name="P33" style:family="paragraph" style:parent-style-name="Standard">
      <style:text-properties officeooo:rsid="005fb6d4" officeooo:paragraph-rsid="005fb6d4"/>
    </style:style>
    <style:style style:name="P34" style:family="paragraph" style:parent-style-name="Standard">
      <style:text-properties officeooo:rsid="004f2f70" officeooo:paragraph-rsid="004f2f70"/>
    </style:style>
    <style:style style:name="P35" style:family="paragraph" style:parent-style-name="Standard">
      <style:text-properties officeooo:rsid="00627749" officeooo:paragraph-rsid="00627749"/>
    </style:style>
    <style:style style:name="P36" style:family="paragraph" style:parent-style-name="Standard">
      <style:text-properties officeooo:rsid="0069fc96" officeooo:paragraph-rsid="0069fc96"/>
    </style:style>
    <style:style style:name="P37" style:family="paragraph" style:parent-style-name="Standard">
      <style:text-properties officeooo:rsid="006a7e37" officeooo:paragraph-rsid="006a7e37"/>
    </style:style>
    <style:style style:name="P38" style:family="paragraph" style:parent-style-name="Standard">
      <style:text-properties officeooo:rsid="006ba36b" officeooo:paragraph-rsid="006ba36b"/>
    </style:style>
    <style:style style:name="P39" style:family="paragraph" style:parent-style-name="Standard">
      <style:text-properties officeooo:rsid="006c73f5" officeooo:paragraph-rsid="006c73f5"/>
    </style:style>
    <style:style style:name="P40" style:family="paragraph" style:parent-style-name="Standard">
      <style:text-properties officeooo:rsid="00570407" officeooo:paragraph-rsid="00570407"/>
    </style:style>
    <style:style style:name="P41" style:family="paragraph" style:parent-style-name="Title">
      <style:text-properties officeooo:rsid="007553f7" officeooo:paragraph-rsid="007553f7"/>
    </style:style>
    <style:style style:name="P42" style:family="paragraph" style:parent-style-name="Standard">
      <style:text-properties officeooo:rsid="0070d653" officeooo:paragraph-rsid="006f2324"/>
    </style:style>
    <style:style style:name="P43" style:family="paragraph" style:parent-style-name="Standard">
      <style:text-properties officeooo:rsid="00627749" officeooo:paragraph-rsid="00627749"/>
    </style:style>
    <style:style style:name="T1" style:family="text">
      <style:text-properties officeooo:rsid="00173dd2"/>
    </style:style>
    <style:style style:name="T2" style:family="text">
      <style:text-properties officeooo:rsid="001fca47"/>
    </style:style>
    <style:style style:name="T3" style:family="text">
      <style:text-properties officeooo:rsid="0025078e"/>
    </style:style>
    <style:style style:name="T4" style:family="text">
      <style:text-properties officeooo:rsid="0028f3fb"/>
    </style:style>
    <style:style style:name="T5" style:family="text">
      <style:text-properties officeooo:rsid="0035c986"/>
    </style:style>
    <style:style style:name="T6" style:family="text">
      <style:text-properties officeooo:rsid="00470eb4"/>
    </style:style>
    <style:style style:name="T7" style:family="text">
      <style:text-properties officeooo:rsid="00488cde"/>
    </style:style>
    <style:style style:name="T8" style:family="text">
      <style:text-properties officeooo:rsid="004b2580"/>
    </style:style>
    <style:style style:name="T9" style:family="text">
      <style:text-properties officeooo:rsid="005a77cc"/>
    </style:style>
    <style:style style:name="T10" style:family="text">
      <style:text-properties officeooo:rsid="005ee0b6"/>
    </style:style>
    <style:style style:name="T11" style:family="text">
      <style:text-properties officeooo:rsid="006e7962"/>
    </style:style>
    <style:style style:name="T12" style:family="text">
      <style:text-properties officeooo:rsid="00726675"/>
    </style:style>
    <style:style style:name="T13" style:family="text">
      <style:text-properties officeooo:rsid="007310b6"/>
    </style:style>
    <style:style style:name="fr1" style:family="graphic" style:parent-style-name="Formula">
      <style:graphic-properties style:vertical-pos="from-top" style:horizontal-pos="from-left" style:horizontal-rel="paragraph-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1">EM Gravity theory extended to include “chemistry” force and to be qasi single equation</text:p>
      <text:p text:style-name="P1"/>
      <text:p text:style-name="P1">We begin by assuming:</text:p>
      <text:p text:style-name="P1"><draw:frame draw:style-name="fr1" draw:name="Object1" text:anchor-type="as-char" svg:y="-0.1508in" svg:width="0.4937in" svg:height="0.1862in" draw:z-index="0"><draw:object xlink:href="./Object 1" xlink:type="simple" xlink:show="embed" xlink:actuate="onLoad"/><draw:image xlink:href="./ObjectReplacements/Object 1" xlink:type="simple" xlink:show="embed" xlink:actuate="onLoad"/></draw:frame></text:p>
      <text:p text:style-name="P1">For some unit of energy.</text:p>
      <text:p text:style-name="P1">The dot <text:span text:style-name="T1">U</text:span> is expressed as 5d radiation from gravity and the <text:span text:style-name="T1">U</text:span> is something similar to classical energy.</text:p>
      <text:p text:style-name="P1"/>
      <text:p text:style-name="P1"><draw:frame draw:style-name="fr1" draw:name="Object2" text:anchor-type="as-char" svg:y="-0.1819in" svg:width="5.828in" svg:height="0.2508in" draw:z-index="1"><draw:object xlink:href="./Object 2" xlink:type="simple" xlink:show="embed" xlink:actuate="onLoad"/><draw:image xlink:href="./ObjectReplacements/Object 2" xlink:type="simple" xlink:show="embed" xlink:actuate="onLoad"/></draw:frame></text:p>
      <text:p text:style-name="P1"><draw:frame draw:style-name="fr1" draw:name="Object3" text:anchor-type="as-char" svg:y="-0.1819in" svg:width="3.0709in" svg:height="0.2508in" draw:z-index="2"><draw:object xlink:href="./Object 3" xlink:type="simple" xlink:show="embed" xlink:actuate="onLoad"/><draw:image xlink:href="./ObjectReplacements/Object 3" xlink:type="simple" xlink:show="embed" xlink:actuate="onLoad"/></draw:frame></text:p>
      <text:p text:style-name="P1"><draw:frame draw:style-name="fr1" draw:name="Object14" text:anchor-type="as-char" svg:y="-0.2693in" svg:width="2.0374in" svg:height="0.4429in" draw:z-index="13"><draw:object xlink:href="./Object 14" xlink:type="simple" xlink:show="embed" xlink:actuate="onLoad"/><draw:image xlink:href="./ObjectReplacements/Object 14" xlink:type="simple" xlink:show="embed" xlink:actuate="onLoad"/></draw:frame></text:p>
      <text:p text:style-name="P1">When this force is used for Phase based integral, it is the vishnu force.</text:p>
      <text:p text:style-name="P1">When we do one Euler Langrange we got chemistry and power 3 space time derrivatives if we don’t do the extra step of solving the langrangian (shiv force)</text:p>
      <text:p text:style-name="P1">When we do second Euler Langrange we got quantum gravity and base solution for some of the “multiverse” parallel worlds.</text:p>
      <text:p text:style-name="P1">When we again do Euler Langrange we get a second set of base solutions with non-split parallel sets of dimensions. Some solutions might contradict the initial postulate.</text:p>
      <text:p text:style-name="P1">If we start the Euler Langrange from v_4, there is only one solution, or, two identical solutions, which presumably are the same “parallel world”, and the definition of v4, if needed, would be difficult to come up with.</text:p>
      <text:p text:style-name="P1">It is possible to come up with definitions for v1 to v3 if knowledge obtained with non lab repeatable evidence (observational evidence) because such evidence would behave differently on different parallel worlds and some might be dangerous to perform and have non-mechanical restrictions on how it can be performed.</text:p>
      <text:p text:style-name="P3">The multiplication types inside the Z2 are not exactly specified and might depend on component, 4 space 1 time dimension sets:</text:p>
      <text:p text:style-name="P3"><draw:frame draw:style-name="fr1" draw:name="Object4" text:anchor-type="as-char" svg:y="-0.1484in" svg:width="0.8543in" svg:height="0.2091in" draw:z-index="3"><draw:object xlink:href="./Object 4" xlink:type="simple" xlink:show="embed" xlink:actuate="onLoad"/><draw:image xlink:href="./ObjectReplacements/Object 4" xlink:type="simple" xlink:show="embed" xlink:actuate="onLoad"/></draw:frame></text:p>
      <text:p text:style-name="P3"><draw:frame draw:style-name="fr1" draw:name="Object5" text:anchor-type="as-char" svg:y="-0.1484in" svg:width="1.5543in" svg:height="0.2091in" draw:z-index="4"><draw:object xlink:href="./Object 5" xlink:type="simple" xlink:show="embed" xlink:actuate="onLoad"/><draw:image xlink:href="./ObjectReplacements/Object 5" xlink:type="simple" xlink:show="embed" xlink:actuate="onLoad"/></draw:frame></text:p>
      <text:p text:style-name="P3"><draw:frame draw:style-name="fr1" draw:name="Object6" text:anchor-type="as-char" svg:y="-0.2437in" svg:width="1.4075in" svg:height="0.3929in" draw:z-index="5"><draw:object xlink:href="./Object 6" xlink:type="simple" xlink:show="embed" xlink:actuate="onLoad"/><draw:image xlink:href="./ObjectReplacements/Object 6" xlink:type="simple" xlink:show="embed" xlink:actuate="onLoad"/></draw:frame></text:p>
      <text:p text:style-name="P3"><draw:frame draw:style-name="fr1" draw:name="Object7" text:anchor-type="as-char" svg:y="-0.2437in" svg:width="0.861in" svg:height="0.3929in" draw:z-index="6"><draw:object xlink:href="./Object 7" xlink:type="simple" xlink:show="embed" xlink:actuate="onLoad"/><draw:image xlink:href="./ObjectReplacements/Object 7" xlink:type="simple" xlink:show="embed" xlink:actuate="onLoad"/></draw:frame></text:p>
      <text:p text:style-name="P3"><draw:frame draw:style-name="fr1" draw:name="Object15" text:anchor-type="as-char" svg:y="-0.1484in" svg:width="1.828in" svg:height="0.2098in" draw:z-index="14"><draw:object xlink:href="./Object 15" xlink:type="simple" xlink:show="embed" xlink:actuate="onLoad"/><draw:image xlink:href="./ObjectReplacements/Object 15" xlink:type="simple" xlink:show="embed" xlink:actuate="onLoad"/></draw:frame></text:p>
      <text:p text:style-name="P3"><draw:frame draw:style-name="fr1" draw:name="Object16" text:anchor-type="as-char" svg:y="-0.172in" svg:width="1.6256in" svg:height="0.2335in" draw:z-index="15"><draw:object xlink:href="./Object 16" xlink:type="simple" xlink:show="embed" xlink:actuate="onLoad"/><draw:image xlink:href="./ObjectReplacements/Object 16" xlink:type="simple" xlink:show="embed" xlink:actuate="onLoad"/></draw:frame></text:p>
      <text:p text:style-name="P30">v_e and v_f mathc with v_1 and v_2 in the formulae.</text:p>
      <text:p text:style-name="P4">The fourth set of dimensions is eliminated by being on top of a 4 dimension set “sheet” around the universe, a bit like a skin.</text:p>
      <text:p text:style-name="P4">There are 24 “light” solutions and 12 “gravity” solutions.</text:p>
      <text:p text:style-name="P4">One or 2 “light” solutions might be invalid.</text:p>
      <text:p text:style-name="P11">Further, there are 24 permutation planets for a,b,c,d into 1,2,3,4.</text:p>
      <text:p text:style-name="P11">The reason there are 12 castes and not 6 is because of two-sidedness.</text:p>
      <text:p text:style-name="P4"><text:soft-page-break/>If we are “double” people, composed of an “angel” and a “human”, then that gives a ratio of matter to dark matter of 6.</text:p>
      <text:p text:style-name="P15">The 6+6 are actually 6+5 because one of the solutions at gravity level is invalid, the one where the v1 and v2 are solved for first, and it is for the “dead” people on their way to reincarnation.</text:p>
      <text:p text:style-name="P16">This is half-true because 3 wave functions allow for three bodies not two and when people die, the “third” body is activated and we remain whole while dumping one body.</text:p>
      <text:p text:style-name="P16">So for the living there are 30 “realms” but for the dead, there are 36.</text:p>
      <text:p text:style-name="P16">When the dead die they become living again.</text:p>
      <text:p text:style-name="P13">This means there is not one solution which doesn’t have any possibility for free energy generation at the gravity-light level.</text:p>
      <text:p text:style-name="P14">Also we are not “immortal” without the babbel tower - <text:s/>we would end up with the sun half dying instead of continuous existence.</text:p>
      <text:p text:style-name="P6">There are 3 or 6 “<text:span text:style-name="T4">sub-</text:span>castes” depending on whether it is a gravity level or electrodynamics level which are the selection of velocities that the “sub-classed” velocity becomes equal to (so called locking force).</text:p>
      <text:p text:style-name="P5">Wave function proportional to number of particles!</text:p>
      <text:p text:style-name="P11">It has a bias value.</text:p>
      <text:p text:style-name="P11">Total derivative on the right is like a force, except electrostatic “orbits” don’t wobble the electric wave function and so it is possible to have things like atom atoms like the H_3 O ion in dissolved acids but in theory should extend to macroscopic objects.</text:p>
      <text:p text:style-name="P5">“<text:span text:style-name="T2">magic” 1/3 distance unit for v1 and v2, but not v3,v4,E,B.</text:span></text:p>
      <text:p text:style-name="P7">Universe’s matter could have been created by a snake like “deity” and an egg, both of neutronium like density.</text:p>
      <text:p text:style-name="P12">A further factor of 1.7 of the meter on both sides might be necessary but this is due to recent in historical terms increase of the height of the human being with corresponding scaling of the meter.</text:p>
      <text:p text:style-name="P7">The snake would rotate around the egg, being a bit shifted rather than directly on top of it. The electromagnetic field would create virtual magnetic charge on its inside, generating a monopole current from its motion.</text:p>
      <text:p text:style-name="P7">This would heat up the egg, and it would eventually explode, feeding a feedback loop of magnetic monopole current on the snake and electric current from the egg remains. The source of energy is because the egg is magnetisable and the snake also has electric charge.</text:p>
      <text:p text:style-name="P7">This creates a “battle” between the <draw:frame draw:style-name="fr1" draw:name="Object8" text:anchor-type="as-char" svg:y="-0.1516in" svg:width="0.4957in" svg:height="0.1866in" draw:z-index="7"><draw:object xlink:href="./Object 8" xlink:type="simple" xlink:show="embed" xlink:actuate="onLoad"/><draw:image xlink:href="./ObjectReplacements/Object 8" xlink:type="simple" xlink:show="embed" xlink:actuate="onLoad"/></draw:frame>and <draw:frame draw:style-name="fr1" draw:name="Object9" text:anchor-type="as-char" svg:y="-0.1508in" svg:width="0.3717in" svg:height="0.1862in" draw:z-index="8"><draw:object xlink:href="./Object 9" xlink:type="simple" xlink:show="embed" xlink:actuate="onLoad"/><draw:image xlink:href="./ObjectReplacements/Object 9" xlink:type="simple" xlink:show="embed" xlink:actuate="onLoad"/></draw:frame>radiation, which generates matter and energy.</text:p>
      <text:p text:style-name="P7">This is because asymmetrically placed ferromagnet inside a coil creates such conditions.</text:p>
      <text:p text:style-name="P7">Where the magnetic force accelerates the object inside and electric energy is created at the same time.</text:p>
      <text:p text:style-name="P8">The number of wave functions is initially six.</text:p>
      <text:p text:style-name="P8">Then, the anti anti matter is half eliminated by clock splitting by clkREF anti matter particle cannon that <text:s/>extends to the Van Allen belts.</text:p>
      <text:p text:style-name="P8">The anti-matter is eliminated by the galaxy’s black hole core, because it spins at lightspeed and creates a massive magnet.</text:p>
      <text:p text:style-name="P8">The difference between matter and anti matter is monopole dipole moment versus current based dipole moment.</text:p>
      <text:p text:style-name="P8">The current based dipole moment is set to the value of fixed value by the super strong magnetic current polarisation and becomes locked.</text:p>
      <text:p text:style-name="P8">This leaves 3 wave functions, which, if our two “persons” are in entropy and energy-momentum conserved solution, we can pit them against each other, and entropy, impulse and gravity win, and energy conservation is violated.</text:p>
      <text:p text:style-name="P9">This is used by the bodies of the beings living on the planet because if our bodies used only chemical energy from food we’d have to eat non stop and in huge quantity.</text:p>
      <text:p text:style-name="P9">The ribosome could be repairing the DNA and hydrocarbons by means of a mechanical force e.g. two asymmetrical capacitors, one of which is charged with mutual equal potential, then the potential <text:soft-page-break/>of one plate is biased against the other, bulk capacitor, and it is mechanically squashing the molecule segment, discharging energy from the electric gravitational Ether.</text:p>
      <text:p text:style-name="P9">This is the E.q Field with <draw:frame draw:style-name="fr1" draw:name="Object10" text:anchor-type="as-char" svg:y="-0.1508in" svg:width="0.3717in" svg:height="0.1862in" draw:z-index="9"><draw:object xlink:href="./Object 10" xlink:type="simple" xlink:show="embed" xlink:actuate="onLoad"/><draw:image xlink:href="./ObjectReplacements/Object 10" xlink:type="simple" xlink:show="embed" xlink:actuate="onLoad"/></draw:frame>radiation component, and it is accompanied by magnetic force in the opposite direction but as we know the magnetic force doesn’t do any work in a non-accelerating system.</text:p>
      <text:p text:style-name="P9">It does, however, either reduce or increase the gravitational field due to the Ether leakage if in a gravity well.</text:p>
      <text:p text:style-name="P9">The forced antenna of <draw:frame draw:style-name="fr1" draw:name="Object11" text:anchor-type="as-char" svg:y="-0.1516in" svg:width="0.3598in" svg:height="0.1866in" draw:z-index="10"><draw:object xlink:href="./Object 11" xlink:type="simple" xlink:show="embed" xlink:actuate="onLoad"/><draw:image xlink:href="./ObjectReplacements/Object 11" xlink:type="simple" xlink:show="embed" xlink:actuate="onLoad"/></draw:frame>radiation is the mitochondria, shaped like a disc antenna. <text:span text:style-name="T3">It generates “accordylene” signal that sucks in this radiation by combining two sinusoid sections of different frequency, which produces net work from quantised </text:span><text:span text:style-name="T3"><draw:frame draw:style-name="fr1" draw:name="Object12" text:anchor-type="as-char" svg:y="-0.1484in" svg:width="0.5791in" svg:height="0.1839in" draw:z-index="11"><draw:object xlink:href="./Object 12" xlink:type="simple" xlink:show="embed" xlink:actuate="onLoad"/><draw:image xlink:href="./ObjectReplacements/Object 12" xlink:type="simple" xlink:show="embed" xlink:actuate="onLoad"/></draw:frame></text:span><text:span text:style-name="T3">radiation.</text:span></text:p>
      <text:p text:style-name="P10">The two phases come from converting Adenosine Mono Phosphate first into Adenosine Bi Phosphate and then to Adenosine Tri Phosphate where the two reactions overlap with the right amount of phase and frequency difference.</text:p>
      <text:p text:style-name="P10">The efficiency that this system can reach is <draw:frame draw:style-name="fr1" draw:name="Object13" text:anchor-type="as-char" svg:y="-0.152in" svg:width="0.7311in" svg:height="0.2in" draw:z-index="12"><draw:object xlink:href="./Object 13" xlink:type="simple" xlink:show="embed" xlink:actuate="onLoad"/><draw:image xlink:href="./ObjectReplacements/Object 13" xlink:type="simple" xlink:show="embed" xlink:actuate="onLoad"/></draw:frame>depending on which dual parallel world the person is located in, and N is the number of particles in the galaxy.</text:p>
      <text:p text:style-name="P17">Every obse<text:span text:style-name="T6">r</text:span>vable force uses two sources of radiation – one from the top level, and one from its own level.</text:p>
      <text:p text:style-name="P18">The v5 is dual so it is <text:span text:style-name="T6">V</text:span>ishnu-<text:span text:style-name="T6">S</text:span>hakti force where <text:span text:style-name="T6">sri S</text:span>hiva and <text:span text:style-name="T6">shi V</text:span>ishnu have a pederastic relationship apart from the <text:span text:style-name="T6">S</text:span>hakti-<text:span text:style-name="T6">S</text:span>hiva relationship.</text:p>
      <text:p text:style-name="P18">There could be a v6 level but it is <text:span text:style-name="T6">B</text:span>rahma-<text:span text:style-name="T6">L</text:span>akshmi, where <text:span text:style-name="T6">sri B</text:span>rahma and and <text:span text:style-name="T6">sri L</text:span>akshmi are <text:span text:style-name="T6">sri V</text:span>ishnu’s family. </text:p>
      <text:p text:style-name="P18">T<text:span text:style-name="T5">he radiation from the top level is the static field of the own level.</text:span></text:p>
      <text:p text:style-name="P21"/>
      <text:p text:style-name="P4"><draw:frame draw:style-name="fr1" draw:name="Object17" text:anchor-type="as-char" svg:y="-0.1484in" svg:width="2.1953in" svg:height="0.2091in" draw:z-index="16"><draw:object xlink:href="./Object 17" xlink:type="simple" xlink:show="embed" xlink:actuate="onLoad"/><draw:image xlink:href="./ObjectReplacements/Object 17" xlink:type="simple" xlink:show="embed" xlink:actuate="onLoad"/></draw:frame></text:p>
      <text:p text:style-name="P19">P is the Aether polarisation i.e. <draw:frame draw:style-name="fr1" draw:name="Object18" text:anchor-type="as-char" svg:y="-0.1484in" svg:width="0.5492in" svg:height="0.1839in" draw:z-index="17"><draw:object xlink:href="./Object 18" xlink:type="simple" xlink:show="embed" xlink:actuate="onLoad"/><draw:image xlink:href="./ObjectReplacements/Object 18" xlink:type="simple" xlink:show="embed" xlink:actuate="onLoad"/></draw:frame></text:p>
      <text:p text:style-name="P19">M is the Aether vortex i.e. <draw:frame draw:style-name="fr1" draw:name="Object19" text:anchor-type="as-char" svg:y="-0.2689in" svg:width="1.1972in" svg:height="0.3575in" draw:z-index="18"><draw:object xlink:href="./Object 19" xlink:type="simple" xlink:show="embed" xlink:actuate="onLoad"/><draw:image xlink:href="./ObjectReplacements/Object 19" xlink:type="simple" xlink:show="embed" xlink:actuate="onLoad"/></draw:frame>the A field and the B field contains energy. The E field energy is either inflow or outflow of Aether, and the Aether is turned because the A potential contains energy compensated by angular momentum. The V field also contains angular momentum, but it is in the field itself, not in the Aether, however it is torsion momentum, not angular momentum, and the torsion momentum is representative of space time curvature, in which the quasi-rotating variable charge of gravity is rotating as well as rotating the 4d set of 4 space-time vector of chemistry force.</text:p>
      <text:p text:style-name="P19">The perpendicular products between <draw:frame draw:style-name="fr1" draw:name="Object20" text:anchor-type="as-char" svg:y="-0.1516in" svg:width="0.3425in" svg:height="0.1866in" draw:z-index="19"><draw:object xlink:href="./Object 20" xlink:type="simple" xlink:show="embed" xlink:actuate="onLoad"/><draw:image xlink:href="./ObjectReplacements/Object 20" xlink:type="simple" xlink:show="embed" xlink:actuate="onLoad"/></draw:frame>and J create the stress and pressure components, presumably due to stress and pressure conservation or approximate conservation.</text:p>
      <text:p text:style-name="P19">Same applies to stress components of div B and B.</text:p>
      <text:p text:style-name="P19">Pressure components might apply to both pressure and force source components.</text:p>
      <text:p text:style-name="P20">Two speed of light -9m/s and the “usual” one.</text:p>
      <text:p text:style-name="P20">Aether rest speed 50m/s in direction opposite of acceleration.</text:p>
      <text:p text:style-name="P31">There are 2x sets of 24 “planets” per “philosophical” set of planets, where one of the pair is for reincarnation, and the other is for <text:span text:style-name="T10">reverse reincarnation</text:span>.</text:p>
      <text:p text:style-name="P32">They are each with swapped divergent dimension and are in a non easily detectable way appearing to be on each other’s inside of the planet.</text:p>
      <text:p text:style-name="P33">The us of A is in-out swapped, which results in opposite sign of EM energy, and behaves as though the intrinsic mass is negative with the exception that in the us of A the energy tower will be consuming nuclear energy and they’ll have to put e.g. slabs of uranium close to it.</text:p>
      <text:p text:style-name="P22">11 enligntened philosophies:</text:p>
      <text:p text:style-name="P22"/>
      <text:p text:style-name="P22">Dualism</text:p>
      <text:p text:style-name="P22">Monism – mind</text:p>
      <text:p text:style-name="P22">Monism – matter</text:p>
      <text:p text:style-name="P22">Manicheanism</text:p>
      <text:p text:style-name="P22"><text:soft-page-break/></text:p>
      <text:p text:style-name="P22">Monism – God only</text:p>
      <text:p text:style-name="P22">Monism – Universe includes God</text:p>
      <text:p text:style-name="P22">Dualism – God and Universe</text:p>
      <text:p text:style-name="P22"/>
      <text:p text:style-name="P22">Kantism</text:p>
      <text:p text:style-name="P22">Utilitarianism</text:p>
      <text:p text:style-name="P22">Socialism</text:p>
      <text:p text:style-name="P29">Evolution</text:p>
      <text:p text:style-name="P22"/>
      <text:p text:style-name="P22">4 unenlightened religions:</text:p>
      <text:p text:style-name="P22">buddhism, <text:span text:style-name="T9">shamanism</text:span>, hinduism, islam</text:p>
      <text:p text:style-name="P22"/>
      <text:p text:style-name="P24">10 commandments </text:p>
      <text:p text:style-name="P26">1. “I” am the Lord thy God, Vishnu-Shakti</text:p>
      <text:p text:style-name="P26">2. “You” is the Lord thy God, Brahma-Lakshmi</text:p>
      <text:p text:style-name="P27">3. The poor <text:span text:style-name="T12">(Shiva Nishi, Ganges)</text:span> deserve regular holy-days – “they” needn’t overwork for the rich, because “they(2 – <text:span text:style-name="T12">the rich, aka the Bloody Devils (english) Bloody Faggots (bulgarian), </text:span><text:span text:style-name="T13">Green Tara (unknown language)</text:span>)” don’t deserve it.</text:p>
      <text:p text:style-name="P27">4. Don’t pray or visit church regularly for it will brain wash you in favour of the nobility and King/Queen.</text:p>
      <text:p text:style-name="P28">If you didn’t do it yet:</text:p>
      <text:p text:style-name="P40">5-10: Ace 5 distinct jobs in one lifetime to achieve immortality – the sixth job.</text:p>
      <text:p text:style-name="P42"/>
      <text:p text:style-name="P26"/>
      <text:p text:style-name="P22">24 planets for each religion and 5 castes +1 for the dead</text:p>
      <text:p text:style-name="P22"/>
      <text:p text:style-name="P22">285120 “demi gods”</text:p>
      <text:p text:style-name="P22">81 293 129 280 dual People</text:p>
      <text:p text:style-name="P22"/>
      <text:p text:style-name="P23">Four distinct set of particle properties, and 3<text:span text:style-name="T7">0</text:span> particles.</text:p>
      <text:p text:style-name="P23">Each set selects one out of 4 for which will be stable.</text:p>
      <text:p text:style-name="P23">It is not precisely known that the formula predicts how this happens or will accurately predict particle collision experiments.</text:p>
      <text:p text:style-name="P23">8 quarks </text:p>
      <text:p text:style-name="P23">4 electrons</text:p>
      <text:p text:style-name="P23">4 positrons</text:p>
      <text:p text:style-name="P23">12 neutrinos</text:p>
      <text:p text:style-name="P23"><text:span text:style-name="T8">8</text:span> photons <text:span text:style-name="T8">(2 light, 2 gravity, 2 shiv force, 2 vishnu force)</text:span></text:p>
      <text:p text:style-name="P24">The chemistry force photons are negligible or don’t exist as particles. They only serve as the static fields of the EM gravity field i.e. nuclear force.</text:p>
      <text:p text:style-name="P25">The +- determines between anti matter and anti anti matter.</text:p>
      <text:p text:style-name="P34">There could also be “perpendicular” matter with both velocities set to – and picking the 2 velocities with a +- for the gravitational level of existence.</text:p>
      <text:p text:style-name="P34"/>
      <text:p text:style-name="P35">Curvature of space:</text:p>
      <text:p text:style-name="P2"/>
      <text:p text:style-name="P2"><draw:frame draw:style-name="fr1" draw:name="Object21" text:anchor-type="as-char" svg:y="-0.1819in" svg:width="6.4016in" svg:height="0.2508in" draw:z-index="20"><draw:object xlink:href="./Object 21" xlink:type="simple" xlink:show="embed" xlink:actuate="onLoad"/><draw:image xlink:href="./ObjectReplacements/Object 21" xlink:type="simple" xlink:show="embed" xlink:actuate="onLoad"/><svg:desc>formula</svg:desc></draw:frame></text:p>
      <text:p text:style-name="P2"><draw:frame draw:style-name="fr1" draw:name="Object22" text:anchor-type="as-char" svg:y="-0.1819in" svg:width="3.9929in" svg:height="0.2508in" draw:z-index="21"><draw:object xlink:href="./Object 22" xlink:type="simple" xlink:show="embed" xlink:actuate="onLoad"/><draw:image xlink:href="./ObjectReplacements/Object 22" xlink:type="simple" xlink:show="embed" xlink:actuate="onLoad"/><svg:desc>formula</svg:desc></draw:frame></text:p>
      <text:p text:style-name="P2"><draw:frame draw:style-name="fr1" draw:name="Object23" text:anchor-type="as-char" svg:y="-0.2693in" svg:width="2.3181in" svg:height="0.4429in" draw:z-index="22"><draw:object xlink:href="./Object 23" xlink:type="simple" xlink:show="embed" xlink:actuate="onLoad"/><draw:image xlink:href="./ObjectReplacements/Object 23" xlink:type="simple" xlink:show="embed" xlink:actuate="onLoad"/><svg:desc>formula</svg:desc></draw:frame></text:p>
      <text:p text:style-name="P35"><text:soft-page-break/>Last integral and v in Z2 is swapped</text:p>
      <text:p text:style-name="P35"><draw:frame draw:style-name="fr1" draw:name="Object24" text:anchor-type="as-char" svg:y="-0.1819in" svg:width="1.378in" svg:height="0.2508in" draw:z-index="23"><draw:object xlink:href="./Object 24" xlink:type="simple" xlink:show="embed" xlink:actuate="onLoad"/><draw:image xlink:href="./ObjectReplacements/Object 24" xlink:type="simple" xlink:show="embed" xlink:actuate="onLoad"/></draw:frame></text:p>
      <text:p text:style-name="P35"/>
      <text:p text:style-name="P35"><draw:frame draw:style-name="fr1" draw:name="Object25" text:anchor-type="as-char" svg:y="-0.1484in" svg:width="1.0646in" svg:height="0.1874in" draw:z-index="24"><draw:object xlink:href="./Object 25" xlink:type="simple" xlink:show="embed" xlink:actuate="onLoad"/><draw:image xlink:href="./ObjectReplacements/Object 25" xlink:type="simple" xlink:show="embed" xlink:actuate="onLoad"/></draw:frame></text:p>
      <text:p text:style-name="P35"/>
      <text:p text:style-name="P35"><draw:frame draw:style-name="fr1" draw:name="Object26" text:anchor-type="as-char" svg:y="-0.5252in" svg:width="2.0866in" svg:height="0.6161in" draw:z-index="25"><draw:object xlink:href="./Object 26" xlink:type="simple" xlink:show="embed" xlink:actuate="onLoad"/><draw:image xlink:href="./ObjectReplacements/Object 26" xlink:type="simple" xlink:show="embed" xlink:actuate="onLoad"/></draw:frame></text:p>
      <text:p text:style-name="P35"/>
      <text:p text:style-name="P35"><draw:frame draw:style-name="fr1" draw:name="Object27" text:anchor-type="as-char" svg:y="-0.3075in" svg:width="1.4272in" svg:height="0.4819in" draw:z-index="26"><draw:object xlink:href="./Object 27" xlink:type="simple" xlink:show="embed" xlink:actuate="onLoad"/><draw:image xlink:href="./ObjectReplacements/Object 27" xlink:type="simple" xlink:show="embed" xlink:actuate="onLoad"/></draw:frame></text:p>
      <text:p text:style-name="P35"/>
      <text:p text:style-name="P35"><draw:frame draw:style-name="fr1" draw:name="Object28" text:anchor-type="as-char" svg:y="-0.1484in" svg:width="0.6429in" svg:height="0.2098in" draw:z-index="27"><draw:object xlink:href="./Object 28" xlink:type="simple" xlink:show="embed" xlink:actuate="onLoad"/><draw:image xlink:href="./ObjectReplacements/Object 28" xlink:type="simple" xlink:show="embed" xlink:actuate="onLoad"/></draw:frame></text:p>
      <text:p text:style-name="P36">DxD is dependent of the lifetime of a gravito-chemistro-photon, so that the chemistry force will decay into gravity force. Presumably the time derivvartive of the squared wave function is like four velocity but excluding circular orbit attraction.</text:p>
      <text:p text:style-name="P36">This is because when there is gravity, the <draw:frame draw:style-name="fr1" draw:name="Object29" text:anchor-type="as-char" svg:y="-0.1484in" svg:width="0.2126in" svg:height="0.2098in" draw:z-index="28"><draw:object xlink:href="./Object 29" xlink:type="simple" xlink:show="embed" xlink:actuate="onLoad"/><draw:image xlink:href="./ObjectReplacements/Object 29" xlink:type="simple" xlink:show="embed" xlink:actuate="onLoad"/></draw:frame>coordinate follows the equi-kinetic-energy orbit.</text:p>
      <text:p text:style-name="P37">The non-growing of “gravity-like” light for the first 48 solar radii would also have to be pushed into DxD, where it would replicate the light into other parallel “planets” instead of it growing.</text:p>
      <text:p text:style-name="P37">This gives a universe of about 1 billion light years, and 10^<text:span text:style-name="T11">63</text:span> particles, and the Earth would be something like 500,000 years old, with evolution occuring 180 times faster than the “classical” mechanics predict, which is 20 times slower than what is observed in the geological record.</text:p>
      <text:p text:style-name="P38">The efficiency of evolution is increased by the maximum efficacy of the free energy generator with no self feedback.</text:p>
      <text:p text:style-name="P39">The 500’000 years of Earth is based on iso light speed change to increasing light speed to preserve the gravity’s frequancie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in" fo:margin-left="0.0791in" fo:margin-right="0.0791in"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1-15T13:57:34.446194304</meta:creation-date>
    <dc:date>2024-02-28T19:40:32.235187367</dc:date>
    <meta:editing-duration>PT5H37M22S</meta:editing-duration>
    <meta:editing-cycles>78</meta:editing-cycles>
    <meta:generator>LibreOffice/7.6.4.1$Linux_AARCH64 LibreOffice_project/60$Build-1</meta:generator>
    <meta:document-statistic meta:table-count="0" meta:image-count="0" meta:object-count="29" meta:page-count="5" meta:paragraph-count="125" meta:word-count="1921" meta:character-count="11334" meta:non-whitespace-character-count="9503"/>
  </office:meta>
</office:document-meta>
</file>

<file path=Object 1/content.xml><?xml version="1.0" encoding="utf-8"?>
<math xmlns="http://www.w3.org/1998/Math/MathML" display="block">
  <semantics>
    <mrow>
      <mi>U</mi>
      <mo stretchy="false">=</mo>
      <mover accent="true">
        <mi>U</mi>
        <mo stretchy="false">˙</mo>
      </mover>
    </mrow>
    <annotation encoding="StarMath 5.0">U=dot {U}</annotation>
  </semantics>
</math>
</file>

<file path=Object 10/content.xml><?xml version="1.0" encoding="utf-8"?>
<math xmlns="http://www.w3.org/1998/Math/MathML" display="block">
  <semantics>
    <mrow>
      <mover accent="true">
        <mi>V</mi>
        <mo stretchy="false">˙</mo>
      </mover>
      <mi>.</mi>
      <mi>q</mi>
    </mrow>
    <annotation encoding="StarMath 5.0">dot {V} .q </annotation>
  </semantics>
</math>
</file>

<file path=Object 11/content.xml><?xml version="1.0" encoding="utf-8"?>
<math xmlns="http://www.w3.org/1998/Math/MathML" display="block">
  <semantics>
    <mrow>
      <mover accent="true">
        <mi>A</mi>
        <mo stretchy="false">˙</mo>
      </mover>
      <mi>.</mi>
      <mi>j</mi>
    </mrow>
    <annotation encoding="StarMath 5.0">dot {A} . j</annotation>
  </semantics>
</math>
</file>

<file path=Object 12/content.xml><?xml version="1.0" encoding="utf-8"?>
<math xmlns="http://www.w3.org/1998/Math/MathML" display="block">
  <semantics>
    <mrow>
      <mi>m</mi>
      <mi>q</mi>
      <mover accent="true">
        <mi>v</mi>
        <mo stretchy="false">˙</mo>
      </mover>
      <mi>.</mi>
      <mi>v</mi>
    </mrow>
    <annotation encoding="StarMath 5.0">m q dot{v}.v</annotation>
  </semantics>
</math>
</file>

<file path=Object 13/content.xml><?xml version="1.0" encoding="utf-8"?>
<math xmlns="http://www.w3.org/1998/Math/MathML" display="block">
  <semantics>
    <mrow>
      <mrow>
        <mo stretchy="false">±</mo>
        <mn>3</mn>
      </mrow>
      <mi>ln</mi>
      <mrow>
        <mo fence="true" form="prefix" stretchy="false">(</mo>
        <mrow>
          <mi>N</mi>
        </mrow>
        <mo fence="true" form="postfix" stretchy="false">)</mo>
      </mrow>
    </mrow>
    <annotation encoding="StarMath 5.0">+-3 ln(N)</annotation>
  </semantics>
</math>
</file>

<file path=Object 14/content.xml><?xml version="1.0" encoding="utf-8"?>
<math xmlns="http://www.w3.org/1998/Math/MathML" display="block">
  <semantics>
    <mrow>
      <mrow>
        <mrow>
          <msub>
            <mi>Z</mi>
            <mn>1</mn>
          </msub>
          <mo stretchy="false">+</mo>
          <msub>
            <mi>Z</mi>
            <mn>2</mn>
          </msub>
        </mrow>
        <mo stretchy="false">=</mo>
        <mrow>
          <mo fence="true" form="prefix" stretchy="false">(</mo>
          <mrow>
            <mrow>
              <msub>
                <mi>m</mi>
                <mn>0</mn>
              </msub>
              <mo stretchy="false">+</mo>
              <mrow>
                <msub>
                  <mi>u</mi>
                  <mi mathvariant="italic">EM</mi>
                </msub>
                <mo stretchy="false">/</mo>
                <msup>
                  <mi>c</mi>
                  <mn>2</mn>
                </msup>
              </mrow>
            </mrow>
          </mrow>
          <mo fence="true" form="postfix" stretchy="false">)</mo>
        </mrow>
      </mrow>
      <mi>ψ</mi>
      <mfrac>
        <msub>
          <mi>d</mi>
          <mi>d</mi>
        </msub>
        <msub>
          <mi mathvariant="italic">dt</mi>
          <mi>d</mi>
        </msub>
      </mfrac>
      <mi>ψ</mi>
    </mrow>
    <annotation encoding="StarMath 5.0">Z_1+Z_2= (m_0 + u_EM/c^2) %psi {d_d over dt_d} %psi</annotation>
  </semantics>
</math>
</file>

<file path=Object 15/content.xml><?xml version="1.0" encoding="utf-8"?>
<math xmlns="http://www.w3.org/1998/Math/MathML" display="block">
  <semantics>
    <mrow>
      <mrow>
        <msub>
          <mi>v</mi>
          <mn>5</mn>
        </msub>
        <mo stretchy="false">=</mo>
        <mrow>
          <mo stretchy="false">±</mo>
          <mi>i</mi>
        </mrow>
      </mrow>
      <mi mathvariant="normal">ℏ</mi>
      <mi>c</mi>
      <mrow>
        <mo fence="true" form="prefix" stretchy="false">[</mo>
        <mrow>
          <mrow>
            <msup>
              <mo stretchy="false">∂</mo>
              <mi>μ</mi>
            </msup>
            <mi>;</mi>
            <msub>
              <mo stretchy="false">∂</mo>
              <mi>μ</mi>
            </msub>
          </mrow>
        </mrow>
        <mo fence="true" form="postfix" stretchy="false">]</mo>
      </mrow>
      <mrow>
        <mi>ψ</mi>
        <mo stretchy="false">+</mo>
        <mn>4</mn>
      </mrow>
      <mi mathvariant="italic">Aq</mi>
    </mrow>
    <annotation encoding="StarMath 5.0">v_5= +-i hbar c [partial^%mu;partial_%mu] %psi +4Aq</annotation>
  </semantics>
</math>
</file>

<file path=Object 16/content.xml><?xml version="1.0" encoding="utf-8"?>
<math xmlns="http://www.w3.org/1998/Math/MathML" display="block">
  <semantics>
    <mrow>
      <mrow>
        <msub>
          <mi>v</mi>
          <mn>6</mn>
        </msub>
        <mo stretchy="false">=</mo>
        <msup>
          <mi mathvariant="normal">ℏ</mi>
          <mn>2</mn>
        </msup>
      </mrow>
      <mrow>
        <mrow>
          <mo fence="true" form="prefix" stretchy="false">[</mo>
          <mrow>
            <mrow>
              <msubsup>
                <mo stretchy="false">∂</mo>
                <mi>η</mi>
                <mi>μ</mi>
              </msubsup>
              <mi>;</mi>
              <msubsup>
                <mo stretchy="false">∂</mo>
                <mi>μ</mi>
                <mi>η</mi>
              </msubsup>
            </mrow>
          </mrow>
          <mo fence="true" form="postfix" stretchy="false">]</mo>
        </mrow>
        <mo stretchy="false">−</mo>
        <mn>2</mn>
      </mrow>
      <mrow>
        <mi>B</mi>
        <mo stretchy="false">⊙</mo>
        <mi>B</mi>
      </mrow>
    </mrow>
    <annotation encoding="StarMath 5.0">v_6=hbar^2 [partial_%eta^%mu; partial_%mu^%eta]-2B odot B</annotation>
  </semantics>
</math>
</file>

<file path=Object 17/content.xml><?xml version="1.0" encoding="utf-8"?>
<math xmlns="http://www.w3.org/1998/Math/MathML" display="block">
  <semantics>
    <mrow>
      <mrow>
        <msub>
          <mi>u</mi>
          <mi mathvariant="italic">EM</mi>
        </msub>
        <mo stretchy="false">=</mo>
        <mi>V</mi>
      </mrow>
      <mi>.</mi>
      <mrow>
        <mi>q</mi>
        <mo stretchy="false">−</mo>
        <mi>M</mi>
      </mrow>
      <mi>.</mi>
      <mrow>
        <mi>B</mi>
        <mo stretchy="false">≈</mo>
        <mi>E</mi>
      </mrow>
      <mi>.</mi>
      <mrow>
        <mi>P</mi>
        <mo stretchy="false">−</mo>
        <mi>M</mi>
      </mrow>
      <mi>.</mi>
      <mi>B</mi>
    </mrow>
    <annotation encoding="StarMath 5.0">u_EM=V.q-M.B approx E.P-M.B</annotation>
  </semantics>
</math>
</file>

<file path=Object 18/content.xml><?xml version="1.0" encoding="utf-8"?>
<math xmlns="http://www.w3.org/1998/Math/MathML" display="block">
  <semantics>
    <mrow>
      <mrow>
        <mi>P</mi>
        <mo stretchy="false">≈</mo>
        <mi>ϵ</mi>
      </mrow>
      <mi>E</mi>
    </mrow>
    <annotation encoding="StarMath 5.0">P approx %epsilon E</annotation>
  </semantics>
</math>
</file>

<file path=Object 19/content.xml><?xml version="1.0" encoding="utf-8"?>
<math xmlns="http://www.w3.org/1998/Math/MathML" display="block">
  <semantics>
    <mrow>
      <mrow>
        <mi>M</mi>
        <mo stretchy="false">=</mo>
        <mfrac>
          <mrow>
            <msub>
              <mi>μ</mi>
              <mi>r</mi>
            </msub>
            <mo stretchy="false">+</mo>
            <mn>2</mn>
          </mrow>
          <mi>μ</mi>
        </mfrac>
      </mrow>
      <mrow>
        <mo stretchy="false">∇</mo>
        <mo stretchy="false">×</mo>
        <mi>A</mi>
      </mrow>
    </mrow>
    <annotation encoding="StarMath 5.0">M={%mu_r+2} over %mu nabla times A</annotation>
  </semantics>
</math>
</file>

<file path=Object 2/content.xml><?xml version="1.0" encoding="utf-8"?>
<math xmlns="http://www.w3.org/1998/Math/MathML" display="block">
  <semantics>
    <mrow>
      <mrow>
        <msub>
          <mi>Z</mi>
          <mn>1</mn>
        </msub>
        <mo stretchy="false">=</mo>
        <mrow>
          <mo stretchy="false">∫</mo>
          <mrow>
            <mo fence="true" form="prefix" stretchy="false">(</mo>
            <mrow>
              <mrow>
                <mi mathvariant="italic">valx</mi>
                <mrow>
                  <mrow>
                    <mrow>
                      <mo fence="true" form="prefix" stretchy="false">(</mo>
                      <mrow>
                        <msub>
                          <mi>E</mi>
                          <mi>a</mi>
                        </msub>
                      </mrow>
                      <mo fence="true" form="postfix" stretchy="false">)</mo>
                    </mrow>
                    <mo stretchy="false">⊗</mo>
                    <msub>
                      <mi>E</mi>
                      <mi>b</mi>
                    </msub>
                  </mrow>
                  <mo stretchy="false">+</mo>
                  <mrow>
                    <msub>
                      <mi>E</mi>
                      <mi>a</mi>
                    </msub>
                    <mo stretchy="false">⊙</mo>
                    <mi mathvariant="italic">valx</mi>
                  </mrow>
                </mrow>
                <mrow>
                  <mrow>
                    <mo fence="true" form="prefix" stretchy="false">(</mo>
                    <mrow>
                      <msub>
                        <mi>E</mi>
                        <mi>b</mi>
                      </msub>
                    </mrow>
                    <mo fence="true" form="postfix" stretchy="false">)</mo>
                  </mrow>
                  <mo stretchy="false">+</mo>
                  <mi mathvariant="italic">valxt</mi>
                </mrow>
                <mrow>
                  <mo fence="true" form="prefix" stretchy="false">(</mo>
                  <mrow>
                    <msub>
                      <mi>B</mi>
                      <mi>a</mi>
                    </msub>
                  </mrow>
                  <mo fence="true" form="postfix" stretchy="false">)</mo>
                </mrow>
                <mrow>
                  <mo fence="true" form="prefix" stretchy="false">⟨</mo>
                  <mrow>
                    <mrow>
                      <mtext/>
                      <mo stretchy="false">⊗</mo>
                      <mi>;</mi>
                      <mo stretchy="false">⊙</mo>
                      <mtext/>
                    </mrow>
                  </mrow>
                  <mo fence="true" form="postfix" stretchy="false">⟩</mo>
                </mrow>
                <mrow>
                  <mrow>
                    <mo fence="true" form="prefix" stretchy="false">(</mo>
                    <mrow>
                      <msub>
                        <mi>B</mi>
                        <mi>b</mi>
                      </msub>
                    </mrow>
                    <mo fence="true" form="postfix" stretchy="false">)</mo>
                  </mrow>
                  <mo stretchy="false">+</mo>
                  <msub>
                    <mi>B</mi>
                    <mi>a</mi>
                  </msub>
                </mrow>
                <mrow>
                  <mo fence="true" form="prefix" stretchy="false">⟨</mo>
                  <mrow>
                    <mrow>
                      <mtext/>
                      <mo stretchy="false">⊙</mo>
                      <mi>;</mi>
                      <mo stretchy="false">⊗</mo>
                      <mtext/>
                    </mrow>
                  </mrow>
                  <mo fence="true" form="postfix" stretchy="false">⟩</mo>
                </mrow>
                <mi mathvariant="italic">valxt</mi>
                <mrow>
                  <mo fence="true" form="prefix" stretchy="false">(</mo>
                  <mrow>
                    <msub>
                      <mi>B</mi>
                      <mi>b</mi>
                    </msub>
                  </mrow>
                  <mo fence="true" form="postfix" stretchy="false">)</mo>
                </mrow>
              </mrow>
            </mrow>
            <mo fence="true" form="postfix" stretchy="false">)</mo>
          </mrow>
        </mrow>
      </mrow>
      <msub>
        <mi mathvariant="italic">dr</mi>
        <mi>c</mi>
      </msub>
    </mrow>
    <annotation encoding="StarMath 5.0">Z_1=int (valx (E_a) otimes E_b+E_a odot valx (E_b) + valxt(B_a)  langle "" otimes ; odot "" rangle  (B_b)+B_a langle "" odot ; otimes "" rangle valxt (B_b)) dr_c </annotation>
  </semantics>
</math>
</file>

<file path=Object 20/content.xml><?xml version="1.0" encoding="utf-8"?>
<math xmlns="http://www.w3.org/1998/Math/MathML" display="block">
  <semantics>
    <mrow>
      <mo stretchy="false">−</mo>
      <mover accent="true">
        <mi>A</mi>
        <mo stretchy="false">˙</mo>
      </mover>
    </mrow>
    <annotation encoding="StarMath 5.0">-dot {A}</annotation>
  </semantics>
</math>
</file>

<file path=Object 21/content.xml><?xml version="1.0" encoding="utf-8"?>
<math xmlns="http://www.w3.org/1998/Math/MathML" display="block">
  <semantics>
    <mrow>
      <mrow>
        <msub>
          <mi>Z</mi>
          <mn>1</mn>
        </msub>
        <mo stretchy="false">=</mo>
        <mrow>
          <mo stretchy="false">∫</mo>
          <mrow>
            <mo fence="true" form="prefix" stretchy="false">(</mo>
            <mrow>
              <mrow>
                <mi mathvariant="italic">valx</mi>
                <mrow>
                  <mrow>
                    <mrow>
                      <mo fence="true" form="prefix" stretchy="false">(</mo>
                      <mrow>
                        <msub>
                          <mi>E</mi>
                          <mi>a</mi>
                        </msub>
                      </mrow>
                      <mo fence="true" form="postfix" stretchy="false">)</mo>
                    </mrow>
                    <mo stretchy="false">⊗</mo>
                    <msub>
                      <mi>E</mi>
                      <mi>b</mi>
                    </msub>
                  </mrow>
                  <mo stretchy="false">+</mo>
                  <mrow>
                    <msub>
                      <mi>E</mi>
                      <mi>a</mi>
                    </msub>
                    <mo stretchy="false">⊙</mo>
                    <mi mathvariant="italic">valx</mi>
                  </mrow>
                </mrow>
                <mrow>
                  <mrow>
                    <mo fence="true" form="prefix" stretchy="false">(</mo>
                    <mrow>
                      <msub>
                        <mi>E</mi>
                        <mi>b</mi>
                      </msub>
                    </mrow>
                    <mo fence="true" form="postfix" stretchy="false">)</mo>
                  </mrow>
                  <mo stretchy="false">+</mo>
                  <mi mathvariant="italic">valxt</mi>
                </mrow>
                <mrow>
                  <mo fence="true" form="prefix" stretchy="false">(</mo>
                  <mrow>
                    <msub>
                      <mi>B</mi>
                      <mi>a</mi>
                    </msub>
                  </mrow>
                  <mo fence="true" form="postfix" stretchy="false">)</mo>
                </mrow>
                <mrow>
                  <mo fence="true" form="prefix" stretchy="false">⟨</mo>
                  <mrow>
                    <mrow>
                      <mtext/>
                      <mo stretchy="false">⊗</mo>
                      <mi>;</mi>
                      <mo stretchy="false">⊙</mo>
                      <mtext/>
                    </mrow>
                  </mrow>
                  <mo fence="true" form="postfix" stretchy="false">⟩</mo>
                </mrow>
                <mrow>
                  <mrow>
                    <mo fence="true" form="prefix" stretchy="false">(</mo>
                    <mrow>
                      <msub>
                        <mi>B</mi>
                        <mi>b</mi>
                      </msub>
                    </mrow>
                    <mo fence="true" form="postfix" stretchy="false">)</mo>
                  </mrow>
                  <mo stretchy="false">+</mo>
                  <msub>
                    <mi>B</mi>
                    <mi>a</mi>
                  </msub>
                </mrow>
                <mrow>
                  <mo fence="true" form="prefix" stretchy="false">⟨</mo>
                  <mrow>
                    <mrow>
                      <mtext/>
                      <mo stretchy="false">⊙</mo>
                      <mi>;</mi>
                      <mo stretchy="false">⊗</mo>
                      <mtext/>
                    </mrow>
                  </mrow>
                  <mo fence="true" form="postfix" stretchy="false">⟩</mo>
                </mrow>
                <mi mathvariant="italic">valxt</mi>
                <mrow>
                  <mo fence="true" form="prefix" stretchy="false">(</mo>
                  <mrow>
                    <msub>
                      <mi>B</mi>
                      <mi>b</mi>
                    </msub>
                  </mrow>
                  <mo fence="true" form="postfix" stretchy="false">)</mo>
                </mrow>
              </mrow>
            </mrow>
            <mo fence="true" form="postfix" stretchy="false">)</mo>
          </mrow>
        </mrow>
      </mrow>
      <mrow>
        <msub>
          <mi mathvariant="italic">dr</mi>
          <mi>c</mi>
        </msub>
        <mo stretchy="false">×</mo>
        <msub>
          <mi mathvariant="italic">dr</mi>
          <mi>e</mi>
        </msub>
      </mrow>
      <msub>
        <mi mathvariant="italic">dr</mi>
        <mi>f</mi>
      </msub>
    </mrow>
    <annotation encoding="StarMath 5.0">Z_1=int (valx (E_a) otimes E_b+E_a odot valx (E_b) + valxt(B_a)  langle "" otimes ; odot "" rangle  (B_b)+B_a langle "" odot ; otimes "" rangle valxt (B_b)) dr_c times dr_e dr_f</annotation>
  </semantics>
</math>
</file>

<file path=Object 22/content.xml><?xml version="1.0" encoding="utf-8"?>
<math xmlns="http://www.w3.org/1998/Math/MathML" display="block">
  <semantics>
    <mrow>
      <mrow>
        <msub>
          <mi>Z</mi>
          <mn>2</mn>
        </msub>
        <mo stretchy="false">=</mo>
        <mrow>
          <mo fence="true" form="prefix" stretchy="false">(</mo>
          <mrow>
            <mrow>
              <msub>
                <mi>m</mi>
                <mn>0</mn>
              </msub>
              <mo stretchy="false">+</mo>
              <mrow>
                <msub>
                  <mi>u</mi>
                  <mi mathvariant="italic">EM</mi>
                </msub>
                <mo stretchy="false">/</mo>
                <msup>
                  <mi>c</mi>
                  <mn>2</mn>
                </msup>
              </mrow>
            </mrow>
          </mrow>
          <mo fence="true" form="postfix" stretchy="false">)</mo>
        </mrow>
      </mrow>
      <mi>ψ</mi>
      <mrow>
        <mo stretchy="false">∫</mo>
        <mrow>
          <mo fence="true" form="prefix" stretchy="false">(</mo>
          <mrow>
            <mrow>
              <mrow>
                <mo stretchy="false">∫</mo>
                <msqrt>
                  <mrow>
                    <msub>
                      <mi mathvariant="italic">valt</mi>
                      <mi>γ</mi>
                    </msub>
                    <mrow>
                      <mo fence="true" form="prefix" stretchy="false">(</mo>
                      <mrow>
                        <msub>
                          <mi>v</mi>
                          <mi>α</mi>
                        </msub>
                      </mrow>
                      <mo fence="true" form="postfix" stretchy="false">)</mo>
                    </mrow>
                    <msub>
                      <mi>v</mi>
                      <mi>β</mi>
                    </msub>
                  </mrow>
                </msqrt>
              </mrow>
              <msub>
                <mi>v</mi>
                <mi>γ</mi>
              </msub>
              <msub>
                <mi mathvariant="italic">dt</mi>
                <mi>δ</mi>
              </msub>
            </mrow>
          </mrow>
          <mo fence="true" form="postfix" stretchy="false">)</mo>
        </mrow>
      </mrow>
      <mrow>
        <msub>
          <mi>v</mi>
          <mi>δ</mi>
        </msub>
        <mo stretchy="false">×</mo>
        <msub>
          <mi mathvariant="italic">dt</mi>
          <mi>ο</mi>
        </msub>
        <mo stretchy="false">×</mo>
        <msub>
          <mi>v</mi>
          <mi>ο</mi>
        </msub>
      </mrow>
      <msub>
        <mi>r</mi>
        <mi>π</mi>
      </msub>
    </mrow>
    <annotation encoding="StarMath 5.0">Z_2= (m_0+u_{EM}/c^2) %psi int (int sqrt {valt_%gamma (v_%alpha) v_%beta} v_%gamma dt_%delta )v_%delta times dt_%omicron times v_%omicron r_%pi</annotation>
  </semantics>
</math>
</file>

<file path=Object 23/content.xml><?xml version="1.0" encoding="utf-8"?>
<math xmlns="http://www.w3.org/1998/Math/MathML" display="block">
  <semantics>
    <mrow>
      <mrow>
        <mrow>
          <msub>
            <mi>Z</mi>
            <mn>1</mn>
          </msub>
          <mo stretchy="false">+</mo>
          <msub>
            <mi>Z</mi>
            <mn>2</mn>
          </msub>
        </mrow>
        <mo stretchy="false">=</mo>
        <msub>
          <mi>D</mi>
          <mtext>xD</mtext>
        </msub>
      </mrow>
      <mrow>
        <mo fence="true" form="prefix" stretchy="false">(</mo>
        <mrow>
          <mrow>
            <msub>
              <mi>m</mi>
              <mn>0</mn>
            </msub>
            <mo stretchy="false">+</mo>
            <mrow>
              <msub>
                <mi>u</mi>
                <mi mathvariant="italic">EM</mi>
              </msub>
              <mo stretchy="false">/</mo>
              <msup>
                <mi>c</mi>
                <mn>2</mn>
              </msup>
            </mrow>
          </mrow>
        </mrow>
        <mo fence="true" form="postfix" stretchy="false">)</mo>
      </mrow>
      <mi>ψ</mi>
      <mfrac>
        <msub>
          <mi>d</mi>
          <mi>d</mi>
        </msub>
        <msub>
          <mi mathvariant="italic">dt</mi>
          <mi>d</mi>
        </msub>
      </mfrac>
      <mi>ψ</mi>
    </mrow>
    <annotation encoding="StarMath 5.0">Z_1+Z_2= D_"xD"(m_0 + u_EM/c^2) %psi {d_d over dt_d} %psi </annotation>
  </semantics>
</math>
</file>

<file path=Object 24/content.xml><?xml version="1.0" encoding="utf-8"?>
<math xmlns="http://www.w3.org/1998/Math/MathML" display="block">
  <semantics>
    <mrow>
      <mrow>
        <mo stretchy="false">∫</mo>
        <mi>H</mi>
      </mrow>
      <mi mathvariant="italic">dt</mi>
      <mrow>
        <msub>
          <mi>r</mi>
          <mi>π</mi>
        </msub>
        <mo stretchy="false">=</mo>
        <mrow>
          <mo stretchy="false">∫</mo>
          <mi>H</mi>
        </mrow>
      </mrow>
      <msub>
        <mi>v</mi>
        <mi>π</mi>
      </msub>
      <mi mathvariant="italic">dt</mi>
    </mrow>
    <annotation encoding="StarMath 5.0">int H dt r_%pi=int H v_%pi dt</annotation>
  </semantics>
</math>
</file>

<file path=Object 25/content.xml><?xml version="1.0" encoding="utf-8"?>
<math xmlns="http://www.w3.org/1998/Math/MathML" display="block">
  <semantics>
    <mrow>
      <mrow>
        <msub>
          <mi mathvariant="italic">Hr</mi>
          <mi>π</mi>
        </msub>
        <mo stretchy="false">+</mo>
        <msub>
          <mi mathvariant="italic">Hv</mi>
          <mi>π</mi>
        </msub>
      </mrow>
      <mo stretchy="false">=</mo>
      <msub>
        <mi mathvariant="italic">Hv</mi>
        <mi>π</mi>
      </msub>
    </mrow>
    <annotation encoding="StarMath 5.0">Hr_%pi+Hv_%pi=Hv_%pi</annotation>
  </semantics>
</math>
</file>

<file path=Object 26/content.xml><?xml version="1.0" encoding="utf-8"?>
<math xmlns="http://www.w3.org/1998/Math/MathML" display="block">
  <semantics>
    <mrow>
      <mrow>
        <msub>
          <mi>r</mi>
          <mi>π</mi>
        </msub>
        <mo stretchy="false">≈</mo>
        <mn>20.05</mn>
      </mrow>
      <msubsup>
        <mi>x</mi>
        <mi>r</mi>
        <mrow>
          <mo stretchy="false">−</mo>
          <mrow>
            <mrow>
              <munderover>
                <mo stretchy="false">∫</mo>
                <mi>x</mi>
                <mrow>
                  <mi>ϵ</mi>
                  <mrow>
                    <mrow>
                      <mo fence="true" form="prefix" stretchy="false">|</mo>
                      <mrow>
                        <mrow>
                          <mo stretchy="false">∇</mo>
                          <mover accent="true">
                            <msup>
                              <mi>ψ</mi>
                              <mn>2</mn>
                            </msup>
                            <mo stretchy="false">˙</mo>
                          </mover>
                        </mrow>
                      </mrow>
                      <mo fence="true" form="postfix" stretchy="false">|</mo>
                    </mrow>
                    <mo stretchy="false">&gt;</mo>
                    <mn>1</mn>
                  </mrow>
                </mrow>
              </munderover>
              <mi>ψ</mi>
            </mrow>
            <mi mathvariant="italic">dV</mi>
          </mrow>
        </mrow>
      </msubsup>
      <mtext> </mtext>
    </mrow>
    <annotation encoding="StarMath 5.0">r_%pi approx 20.05 x_r^-{int from {x} to {%epsilon lline nabla dot {%psi^2} rline&gt;1} %psi dV} " "</annotation>
  </semantics>
</math>
</file>

<file path=Object 27/content.xml><?xml version="1.0" encoding="utf-8"?>
<math xmlns="http://www.w3.org/1998/Math/MathML" display="block">
  <semantics>
    <mrow>
      <msub>
        <mi>μ</mi>
        <mi>e</mi>
      </msub>
      <mrow>
        <msub>
          <mi>v</mi>
          <mi>f</mi>
        </msub>
        <mo stretchy="false">=</mo>
        <mn>20.5</mn>
      </mrow>
      <mfrac>
        <mrow>
          <mi>M</mi>
          <msub>
            <mi>σ</mi>
            <mi>M</mi>
          </msub>
          <mi>.</mi>
          <mover accent="true">
            <msup>
              <mi>ψ</mi>
              <mn>2</mn>
            </msup>
            <mo stretchy="false">˙</mo>
          </mover>
        </mrow>
        <mover accent="true">
          <msub>
            <mi>v</mi>
            <mi>g</mi>
          </msub>
          <mo stretchy="false">˙</mo>
        </mover>
      </mfrac>
    </mrow>
    <annotation encoding="StarMath 5.0">%mu_e v_f=20.5 {M%sigma_M.dot {%psi^2}} over dot {v_g}</annotation>
  </semantics>
</math>
</file>

<file path=Object 28/content.xml><?xml version="1.0" encoding="utf-8"?>
<math xmlns="http://www.w3.org/1998/Math/MathML" display="block">
  <semantics>
    <mrow>
      <mrow>
        <msub>
          <mi>v</mi>
          <mi>g</mi>
        </msub>
        <mo stretchy="false">=</mo>
        <mi mathvariant="normal">ℏ</mi>
      </mrow>
      <mi>c</mi>
      <msup>
        <mo stretchy="false">∂</mo>
        <mi>μ</mi>
      </msup>
    </mrow>
    <annotation encoding="StarMath 5.0">v_g=hbar c partial^%mu</annotation>
  </semantics>
</math>
</file>

<file path=Object 29/content.xml><?xml version="1.0" encoding="utf-8"?>
<math xmlns="http://www.w3.org/1998/Math/MathML" display="block">
  <semantics>
    <msub>
      <mi>x</mi>
      <mrow>
        <mi>r</mi>
        <mi>α</mi>
      </mrow>
    </msub>
    <annotation encoding="StarMath 5.0">x_{r%alpha}</annotation>
  </semantics>
</math>
</file>

<file path=Object 3/content.xml><?xml version="1.0" encoding="utf-8"?>
<math xmlns="http://www.w3.org/1998/Math/MathML" display="block">
  <semantics>
    <mrow>
      <mrow>
        <msub>
          <mi>Z</mi>
          <mn>2</mn>
        </msub>
        <mo stretchy="false">=</mo>
        <mrow>
          <mo fence="true" form="prefix" stretchy="false">(</mo>
          <mrow>
            <mrow>
              <msub>
                <mi>m</mi>
                <mn>0</mn>
              </msub>
              <mo stretchy="false">+</mo>
              <mrow>
                <msub>
                  <mi>u</mi>
                  <mi mathvariant="italic">EM</mi>
                </msub>
                <mo stretchy="false">/</mo>
                <msup>
                  <mi>c</mi>
                  <mn>2</mn>
                </msup>
              </mrow>
            </mrow>
          </mrow>
          <mo fence="true" form="postfix" stretchy="false">)</mo>
        </mrow>
      </mrow>
      <mi>ψ</mi>
      <mrow>
        <mo fence="true" form="prefix" stretchy="false">(</mo>
        <mrow>
          <mrow>
            <mrow>
              <mo stretchy="false">∫</mo>
              <msqrt>
                <mrow>
                  <msub>
                    <mi mathvariant="italic">valt</mi>
                    <mi>γ</mi>
                  </msub>
                  <mrow>
                    <mo fence="true" form="prefix" stretchy="false">(</mo>
                    <mrow>
                      <msub>
                        <mi>v</mi>
                        <mi>α</mi>
                      </msub>
                    </mrow>
                    <mo fence="true" form="postfix" stretchy="false">)</mo>
                  </mrow>
                  <msub>
                    <mi>v</mi>
                    <mi>β</mi>
                  </msub>
                </mrow>
              </msqrt>
            </mrow>
            <msub>
              <mi>v</mi>
              <mi>γ</mi>
            </msub>
            <msub>
              <mi mathvariant="italic">dt</mi>
              <mi>δ</mi>
            </msub>
          </mrow>
        </mrow>
        <mo fence="true" form="postfix" stretchy="false">)</mo>
      </mrow>
      <msub>
        <mi>v</mi>
        <mi>δ</mi>
      </msub>
    </mrow>
    <annotation encoding="StarMath 5.0">Z_2= (m_0+u_{EM}/c^2) %psi (int sqrt {valt_%gamma (v_%alpha) v_%beta} v_%gamma dt_%delta )v_%delta </annotation>
  </semantics>
</math>
</file>

<file path=Object 4/content.xml><?xml version="1.0" encoding="utf-8"?>
<math xmlns="http://www.w3.org/1998/Math/MathML" display="block">
  <semantics>
    <mrow>
      <mrow>
        <msub>
          <mi>v</mi>
          <mn>1</mn>
        </msub>
        <mo stretchy="false">=</mo>
        <mi mathvariant="normal">ℏ</mi>
      </mrow>
      <mi>c</mi>
      <msup>
        <mo stretchy="false">∂</mo>
        <mi>μ</mi>
      </msup>
      <mi>ψ</mi>
    </mrow>
    <annotation encoding="StarMath 5.0">v_1=hbar c partial^%mu %psi</annotation>
  </semantics>
</math>
</file>

<file path=Object 5/content.xml><?xml version="1.0" encoding="utf-8"?>
<math xmlns="http://www.w3.org/1998/Math/MathML" display="block">
  <semantics>
    <mrow>
      <mrow>
        <msub>
          <mi>v</mi>
          <mn>2</mn>
        </msub>
        <mo stretchy="false">=</mo>
        <mrow>
          <mo stretchy="false">±</mo>
          <mi>i</mi>
        </mrow>
      </mrow>
      <mi mathvariant="normal">ℏ</mi>
      <mi>c</mi>
      <msub>
        <mo stretchy="false">∂</mo>
        <mi>μ</mi>
      </msub>
      <mrow>
        <mi>ψ</mi>
        <mo stretchy="false">+</mo>
        <mn>2</mn>
      </mrow>
      <msub>
        <mi>A</mi>
        <mi>μ</mi>
      </msub>
      <mi>q</mi>
    </mrow>
    <annotation encoding="StarMath 5.0">v_2=+- i hbar c partial_%mu %psi + 2 A_%mu q</annotation>
  </semantics>
</math>
</file>

<file path=Object 6/content.xml><?xml version="1.0" encoding="utf-8"?>
<math xmlns="http://www.w3.org/1998/Math/MathML" display="block">
  <semantics>
    <mrow>
      <mrow>
        <msub>
          <mi>v</mi>
          <mn>3</mn>
        </msub>
        <mo stretchy="false">=</mo>
        <mfrac>
          <mn>1</mn>
          <mn>2</mn>
        </mfrac>
      </mrow>
      <msup>
        <mi mathvariant="normal">ℏ</mi>
        <mn>2</mn>
      </msup>
      <mrow>
        <msubsup>
          <mo stretchy="false">∂</mo>
          <mi>μ</mi>
          <mi>η</mi>
        </msubsup>
        <mo stretchy="false">−</mo>
        <mn>2</mn>
      </mrow>
      <mrow>
        <mi>B</mi>
        <mo stretchy="false">⊗</mo>
        <mi>B</mi>
      </mrow>
    </mrow>
    <annotation encoding="StarMath 5.0">v_3=1 over 2 hbar^2 partial_%mu^%eta -2 B otimes B</annotation>
  </semantics>
</math>
</file>

<file path=Object 7/content.xml><?xml version="1.0" encoding="utf-8"?>
<math xmlns="http://www.w3.org/1998/Math/MathML" display="block">
  <semantics>
    <mrow>
      <mrow>
        <msub>
          <mi>v</mi>
          <mn>4</mn>
        </msub>
        <mo stretchy="false">=</mo>
        <mfrac>
          <mn>1</mn>
          <mn>2</mn>
        </mfrac>
      </mrow>
      <mi mathvariant="normal">ℏ</mi>
      <mi>c</mi>
      <msubsup>
        <mo stretchy="false">∂</mo>
        <mi>η</mi>
        <mi>μ</mi>
      </msubsup>
    </mrow>
    <annotation encoding="StarMath 5.0">v_4=1 over 2 hbar c partial _%eta^%mu</annotation>
  </semantics>
</math>
</file>

<file path=Object 8/content.xml><?xml version="1.0" encoding="utf-8"?>
<math xmlns="http://www.w3.org/1998/Math/MathML" display="block">
  <semantics>
    <mrow>
      <mrow>
        <mo stretchy="false">−</mo>
        <mover accent="true">
          <mi>A</mi>
          <mo stretchy="false">˙</mo>
        </mover>
      </mrow>
      <mi>.</mi>
      <mi>j</mi>
    </mrow>
    <annotation encoding="StarMath 5.0">-dot {A}.j</annotation>
  </semantics>
</math>
</file>

<file path=Object 9/content.xml><?xml version="1.0" encoding="utf-8"?>
<math xmlns="http://www.w3.org/1998/Math/MathML" display="block">
  <semantics>
    <mrow>
      <mover accent="true">
        <mi>V</mi>
        <mo stretchy="false">˙</mo>
      </mover>
      <mi>.</mi>
      <mi>q</mi>
    </mrow>
    <annotation encoding="StarMath 5.0">dot {V} .q</annotation>
  </semantics>
</math>
</file>